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90000002473C6A1AD45BB5C9D.png" manifest:media-type="image/png"/>
  <manifest:file-entry manifest:full-path="Pictures/10000BEB000014C6000003B9949E0A0467108D3D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425in" table:align="left"/>
    </style:style>
    <style:style style:name="Table1.A" style:family="table-column">
      <style:table-column-properties style:column-width="1.2625in"/>
    </style:style>
    <style:style style:name="Table1.B" style:family="table-column">
      <style:table-column-properties style:column-width="8.162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9.425in" table:align="left"/>
    </style:style>
    <style:style style:name="Table2.A" style:family="table-column">
      <style:table-column-properties style:column-width="1.2903in"/>
    </style:style>
    <style:style style:name="Table2.B" style:family="table-column">
      <style:table-column-properties style:column-width="8.1347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9.425in" table:align="left"/>
    </style:style>
    <style:style style:name="Table3.A" style:family="table-column">
      <style:table-column-properties style:column-width="1.4632in"/>
    </style:style>
    <style:style style:name="Table3.B" style:family="table-column">
      <style:table-column-properties style:column-width="7.9618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9.425in" table:align="left"/>
    </style:style>
    <style:style style:name="Table4.A" style:family="table-column">
      <style:table-column-properties style:column-width="1.3146in"/>
    </style:style>
    <style:style style:name="Table4.B" style:family="table-column">
      <style:table-column-properties style:column-width="8.1104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able_20_Contents" style:list-style-name="L3"/>
    <style:style style:name="P5" style:family="paragraph" style:parent-style-name="Table_20_Contents" style:list-style-name="L4"/>
    <style:style style:name="P6" style:family="paragraph" style:parent-style-name="Table_20_Contents" style:list-style-name="L5"/>
    <style:style style:name="P7" style:family="paragraph" style:parent-style-name="Table_20_Contents" style:list-style-name="L6"/>
    <style:style style:name="P8" style:family="paragraph" style:parent-style-name="Table_20_Contents" style:list-style-name="L7"/>
    <style:style style:name="P9" style:family="paragraph" style:parent-style-name="Table_20_Contents" style:list-style-name="L8"/>
    <style:style style:name="P10" style:family="paragraph" style:parent-style-name="Table_20_Contents" style:list-style-name="L9"/>
    <style:style style:name="P11" style:family="paragraph" style:parent-style-name="Table_20_Contents">
      <style:paragraph-properties fo:margin-top="0in" fo:margin-bottom="0.1965in" loext:contextual-spacing="false"/>
    </style:style>
    <style:style style:name="P12" style:family="paragraph" style:parent-style-name="Table_20_Contents" style:list-style-name="L3">
      <style:paragraph-properties fo:margin-top="0in" fo:margin-bottom="0.1965in" loext:contextual-spacing="false"/>
    </style:style>
    <style:style style:name="P13" style:family="paragraph" style:parent-style-name="Table_20_Contents" style:list-style-name="L4">
      <style:paragraph-properties fo:margin-top="0in" fo:margin-bottom="0.1965in" loext:contextual-spacing="false"/>
    </style:style>
    <style:style style:name="P14" style:family="paragraph" style:parent-style-name="Table_20_Contents" style:list-style-name="L5">
      <style:paragraph-properties fo:margin-top="0in" fo:margin-bottom="0.1965in" loext:contextual-spacing="false"/>
    </style:style>
    <style:style style:name="P15" style:family="paragraph" style:parent-style-name="Table_20_Contents" style:list-style-name="L6">
      <style:paragraph-properties fo:margin-top="0in" fo:margin-bottom="0.1965in" loext:contextual-spacing="false"/>
    </style:style>
    <style:style style:name="P16" style:family="paragraph" style:parent-style-name="Table_20_Contents" style:list-style-name="L7">
      <style:paragraph-properties fo:margin-top="0in" fo:margin-bottom="0.1965in" loext:contextual-spacing="false"/>
    </style:style>
    <style:style style:name="P17" style:family="paragraph" style:parent-style-name="Table_20_Contents" style:list-style-name="L8">
      <style:paragraph-properties fo:margin-top="0in" fo:margin-bottom="0.1965in" loext:contextual-spacing="false"/>
    </style:style>
    <style:style style:name="P18" style:family="paragraph" style:parent-style-name="Table_20_Contents" style:list-style-name="L9">
      <style:paragraph-properties fo:margin-top="0in" fo:margin-bottom="0.1965in" loext:contextual-spacing="false"/>
    </style:style>
    <style:style style:name="P19" style:family="paragraph" style:parent-style-name="Table_20_Contents" style:list-style-name="L10">
      <style:paragraph-properties fo:margin-top="0in" fo:margin-bottom="0.1965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header-logo"/><draw:a xlink:type="simple" xlink:href="https://udacity.com/"><draw:frame draw:style-name="fr1" draw:name="Image1" text:anchor-type="as-char" svg:width="2.1146in" svg:height="0.3957in" draw:z-index="0"><draw:image xlink:href="Pictures/10000BEB000014C6000003B9949E0A0467108D3D.svg" xlink:type="simple" xlink:show="embed" xlink:actuate="onLoad" loext:mime-type="image/svg+xml"/><draw:image xlink:href="Pictures/10000201000000C90000002473C6A1AD45BB5C9D.png" xlink:type="simple" xlink:show="embed" xlink:actuate="onLoad"/><svg:title>Udacity Logo</svg:title></draw:frame></draw:a><text:a xlink:type="simple" xlink:href="https://udacity.com/" text:style-name="Internet_20_link" text:visited-style-name="Visited_20_Internet_20_Link"><text:s/></text:a></text:p>
      <text:list xml:id="list2604359552" text:style-name="L1">
        <text:list-item>
          <text:p text:style-name="P2"><text:a xlink:type="simple" xlink:href="https://review.udacity.com/#!/rubrics/45/view" text:style-name="Internet_20_link" text:visited-style-name="Visited_20_Internet_20_Link">Logout</text:a> </text:p>
        </text:list-item>
      </text:list>
      <text:list xml:id="list2322572499" text:style-name="L2">
        <text:list-item>
          <text:p text:style-name="P3">https://review.udacity.com/#!/rubrics/45/view</text:p>
        </text:list-item>
      </text:list>
      <text:section text:style-name="Sect1" text:name="page-content">
        <text:p text:style-name="Text_20_body"/>
        <text:section text:style-name="Sect1" text:name="proj-spec-div">
          <text:h text:style-name="Heading_20_2" text:outline-level="2"><text:bookmark text:name="project-spec-headline"/>Project Specification</text:h>
          <text:h text:style-name="Heading_20_3" text:outline-level="3"><text:bookmark text:name="project-name"/>Build a Portfolio Site</text:h>
          <text:p text:style-name="Text_20_body">Design</text:p>
          <table:table table:name="Table1" table:style-name="Table1">
            <table:table-column table:style-name="Table1.A"/>
            <table:table-column table:style-name="Table1.B"/>
            <table:table-header-rows>
              <table:table-row>
                <table:table-cell table:style-name="Table1.A1" office:value-type="string">
                  <text:p text:style-name="Table_20_Heading">Criteria </text:p>
                </table:table-cell>
                <table:table-cell table:style-name="Table1.A1" office:value-type="string">
                  <text:p text:style-name="Table_20_Heading">Meets Specifications </text:p>
                </table:table-cell>
              </table:table-row>
            </table:table-header-rows>
            <table:table-row>
              <table:table-cell table:style-name="Table1.A1" office:value-type="string">
                <text:p text:style-name="P11">Required Elements</text:p>
              </table:table-cell>
              <table:table-cell table:style-name="Table1.A1" office:value-type="string">
                <text:p text:style-name="P11">The page at minimum includes all of the following:</text:p>
                <text:list xml:id="list1305662068" text:style-name="L3">
                  <text:list-item>
                    <text:p text:style-name="P4">at least 4 images </text:p>
                  </text:list-item>
                  <text:list-item>
                    <text:p text:style-name="P4">title text (h1, h2, etc.) </text:p>
                  </text:list-item>
                  <text:list-item>
                    <text:p text:style-name="P4">regular (paragraph) text </text:p>
                  </text:list-item>
                  <text:list-item>
                    <text:p text:style-name="P12">a logo. </text:p>
                  </text:list-item>
                </text:list>
              </table:table-cell>
            </table:table-row>
            <table:table-row>
              <table:table-cell table:style-name="Table1.A1" office:value-type="string">
                <text:p text:style-name="P11">Semantic HTML</text:p>
              </table:table-cell>
              <table:table-cell table:style-name="Table1.A1" office:value-type="string">
                <text:p text:style-name="P11">HTML5 semantic tags such as <text:span text:style-name="Source_20_Text">&lt;header&gt;</text:span>, <text:span text:style-name="Source_20_Text">&lt;footer&gt;</text:span>, <text:span text:style-name="Source_20_Text">&lt;article&gt;</text:span>, <text:span text:style-name="Source_20_Text">&lt;section&gt;</text:span> etc. are used to add meaning to the code.</text:p>
                <text:p text:style-name="P11">No <text:span text:style-name="Source_20_Text">&lt;div&gt;</text:span> or <text:span text:style-name="Source_20_Text">&lt;section&gt;</text:span> tags are without a <text:span text:style-name="Source_20_Text">CSS</text:span> class or id.</text:p>
                <text:p text:style-name="P11">Check out the W3C documentation on <text:a xlink:type="simple" xlink:href="https://www.w3.org/wiki/HTML_structural_elements" office:target-frame-name="_blank" xlink:show="new" text:style-name="Internet_20_link" text:visited-style-name="Visited_20_Internet_20_Link">HTML Structural Elements</text:a> to learn more!</text:p>
              </table:table-cell>
            </table:table-row>
            <table:table-row>
              <table:table-cell table:style-name="Table1.A1" office:value-type="string">
                <text:p text:style-name="P11">Custom Design</text:p>
              </table:table-cell>
              <table:table-cell table:style-name="Table1.A1" office:value-type="string">
                <text:p text:style-name="P11">Provide at least one of the following customizations:</text:p>
                <text:list xml:id="list2359544424" text:style-name="L4">
                  <text:list-item>
                    <text:p text:style-name="P5">Customize images and text. </text:p>
                  </text:list-item>
                  <text:list-item>
                    <text:p text:style-name="P5">Customize placement of the elements on the page (grid layout) with <text:span text:style-name="Source_20_Text">HTML</text:span>, <text:span text:style-name="Source_20_Text">CSS</text:span> or both. </text:p>
                  </text:list-item>
                  <text:list-item>
                    <text:p text:style-name="P13">Customize <text:span text:style-name="Source_20_Text">CSS</text:span> styles applied at minimum to paragraph and heading elements. </text:p>
                  </text:list-item>
                </text:list>
              </table:table-cell>
            </table:table-row>
            <table:table-row>
              <table:table-cell table:style-name="Table1.A1" office:value-type="string">
                <text:p text:style-name="P11">Grid-Based Layout</text:p>
              </table:table-cell>
              <table:table-cell table:style-name="Table1.A1" office:value-type="string">
                <text:p text:style-name="P11">Page utilizes a grid-based layout with styles making use of the <text:span text:style-name="Source_20_Text">flexbox</text:span> layout or a framework like <text:span text:style-name="Source_20_Text">Bootstrap</text:span>, <text:span text:style-name="Source_20_Text">Foundation</text:span>, etc.<text:line-break/>If you're using <text:span text:style-name="Source_20_Text">Bootstrap</text:span>: the rows and columns of the grid must be wrapped in an element with a <text:span text:style-name="Source_20_Text">container</text:span> class.</text:p>
              </table:table-cell>
            </table:table-row>
          </table:table>
          <text:p text:style-name="Text_20_body"><text:soft-page-break/>Responsiveness</text:p>
          <table:table table:name="Table2" table:style-name="Table2">
            <table:table-column table:style-name="Table2.A"/>
            <table:table-column table:style-name="Table2.B"/>
            <table:table-header-rows>
              <table:table-row>
                <table:table-cell table:style-name="Table2.A1" office:value-type="string">
                  <text:p text:style-name="Table_20_Heading">Criteria </text:p>
                </table:table-cell>
                <table:table-cell table:style-name="Table2.A1" office:value-type="string">
                  <text:p text:style-name="Table_20_Heading">Meets Specifications </text:p>
                </table:table-cell>
              </table:table-row>
            </table:table-header-rows>
            <table:table-row>
              <table:table-cell table:style-name="Table2.A1" office:value-type="string">
                <text:p text:style-name="P11">Cross-Device Compatibility</text:p>
              </table:table-cell>
              <table:table-cell table:style-name="Table2.A1" office:value-type="string">
                <text:p text:style-name="P11">All content is responsive and displays on all display sizes. This includes:</text:p>
                <text:list xml:id="list56260484" text:style-name="L5">
                  <text:list-item>
                    <text:p text:style-name="P6">Desktop </text:p>
                  </text:list-item>
                  <text:list-item>
                    <text:p text:style-name="P6">Mobile: Google Nexus 5 </text:p>
                  </text:list-item>
                  <text:list-item>
                    <text:p text:style-name="P14">Tablet: Apple iPad </text:p>
                  </text:list-item>
                </text:list>
                <text:p text:style-name="P11">An image's associated title and text renders next to the image in all viewport sizes.</text:p>
                <text:p text:style-name="P11"><text:span text:style-name="Emphasis">TIP</text:span>: Test responsiveness with Chrome Developer Tools device emulation by right-clicking anywhere on page, selecting ‘Inspect Element’, clicking the rectangle to the left of the Elements tab, select Apple iPad or Google Nexus 5 from Device drop-down list, and click reload.</text:p>
              </table:table-cell>
            </table:table-row>
            <table:table-row>
              <table:table-cell table:style-name="Table2.A1" office:value-type="string">
                <text:p text:style-name="P11">Provide All Content</text:p>
              </table:table-cell>
              <table:table-cell table:style-name="Table2.A1" office:value-type="string">
                <text:p text:style-name="P11">All content is rendered on all three devices. No content should be hidden on mobile devices. </text:p>
              </table:table-cell>
            </table:table-row>
            <table:table-row>
              <table:table-cell table:style-name="Table2.A1" office:value-type="string">
                <text:p text:style-name="P11">Viewport meta Tag</text:p>
              </table:table-cell>
              <table:table-cell table:style-name="Table2.A1" office:value-type="string">
                <text:p text:style-name="P11">Viewport <text:span text:style-name="Source_20_Text">meta</text:span> tag is included in <text:span text:style-name="Source_20_Text">HTML</text:span>. (i.e. <text:span text:style-name="Source_20_Text">&lt;meta name=”viewport” …</text:span>)</text:p>
              </table:table-cell>
            </table:table-row>
            <table:table-row>
              <table:table-cell table:style-name="Table2.A1" office:value-type="string">
                <text:p text:style-name="P11">Responsive Images</text:p>
              </table:table-cell>
              <table:table-cell table:style-name="Table2.A1" office:value-type="string">
                <text:p text:style-name="P11">If a CSS framework is used, classes provided by the CSS framework are used to make images responsive, otherwise media-queries are used to ensure responsiveness of images.</text:p>
              </table:table-cell>
            </table:table-row>
          </table:table>
          <text:p text:style-name="Text_20_body">Separation of Concerns</text:p>
          <table:table table:name="Table3" table:style-name="Table3">
            <table:table-column table:style-name="Table3.A"/>
            <table:table-column table:style-name="Table3.B"/>
            <table:table-header-rows>
              <table:table-row>
                <table:table-cell table:style-name="Table3.A1" office:value-type="string">
                  <text:p text:style-name="Table_20_Heading">Criteria </text:p>
                </table:table-cell>
                <table:table-cell table:style-name="Table3.A1" office:value-type="string">
                  <text:p text:style-name="Table_20_Heading">Meets Specifications </text:p>
                </table:table-cell>
              </table:table-row>
            </table:table-header-rows>
            <table:table-row>
              <table:table-cell table:style-name="Table3.A1" office:value-type="string">
                <text:p text:style-name="P11">Styles Separated From HTML</text:p>
              </table:table-cell>
              <table:table-cell table:style-name="Table3.A1" office:value-type="string">
                <text:p text:style-name="P11">Portfolio completely separates structure (<text:span text:style-name="Source_20_Text">HTML</text:span>) from design/style (<text:span text:style-name="Source_20_Text">CSS</text:span>). There are no <text:span text:style-name="Source_20_Text">style</text:span> attributes present in the body of the <text:span text:style-name="Source_20_Text">HTML</text:span> document. There are no <text:span text:style-name="Source_20_Text">&lt;style&gt;</text:span> elements in the document.</text:p>
                <text:p text:style-name="P11"><text:span text:style-name="Emphasis">Note</text:span>: It is acceptable to include <text:span text:style-name="Source_20_Text">height</text:span> and <text:span text:style-name="Source_20_Text">width</text:span> attributes in <text:span text:style-name="Source_20_Text">&lt;img&gt;</text:span> elements.</text:p>
              </table:table-cell>
            </table:table-row>
            <table:table-row>
              <table:table-cell table:style-name="Table3.A1" office:value-type="string">
                <text:p text:style-name="P11">File structure</text:p>
              </table:table-cell>
              <table:table-cell table:style-name="Table3.A1" office:value-type="string">
                <text:p text:style-name="P11">Files are organized with a directory structure that separates files based on functionality. For example:<text:line-break/><text:span text:style-name="Source_20_Text">css/</text:span> for stylesheets<text:line-break/><text:span text:style-name="Source_20_Text">img/</text:span> for images<text:line-break/><text:span text:style-name="Source_20_Text">js/</text:span> for JavaScript files</text:p>
              </table:table-cell>
            </table:table-row>
          </table:table>
          <text:p text:style-name="Text_20_body">Code Quality</text:p>
          <table:table table:name="Table4" table:style-name="Table4">
            <table:table-column table:style-name="Table4.A"/>
            <table:table-column table:style-name="Table4.B"/>
            <table:table-header-rows>
              <text:soft-page-break/>
              <table:table-row>
                <table:table-cell table:style-name="Table4.A1" office:value-type="string">
                  <text:p text:style-name="Table_20_Heading">Criteria </text:p>
                </table:table-cell>
                <table:table-cell table:style-name="Table4.A1" office:value-type="string">
                  <text:p text:style-name="Table_20_Heading">Meets Specifications </text:p>
                </table:table-cell>
              </table:table-row>
            </table:table-header-rows>
            <table:table-row>
              <table:table-cell table:style-name="Table4.A1" office:value-type="string">
                <text:p text:style-name="P11"><text:span text:style-name="Strong_20_Emphasis">HTML Formatting rules </text:span></text:p>
              </table:table-cell>
              <table:table-cell table:style-name="Table4.A1" office:value-type="string">
                <text:list xml:id="list3620763579" text:style-name="L6">
                  <text:list-item>
                    <text:p text:style-name="P7">All code ( <text:span text:style-name="Source_20_Text">HTML</text:span> element names, attributes, attribute values) is lowercase (except <text:span text:style-name="Source_20_Text">text/CDATA</text:span>). </text:p>
                  </text:list-item>
                  <text:list-item>
                    <text:p text:style-name="P7">Code does not have trailing white spaces. </text:p>
                  </text:list-item>
                  <text:list-item>
                    <text:p text:style-name="P7">Indentation is consistent (either all tabs or all 2 spaces or all 4 spaces etc). </text:p>
                  </text:list-item>
                  <text:list-item>
                    <text:p text:style-name="P7">Code uses a new line for every block, list or table element and indent every such child element (it's acceptable to put all <text:span text:style-name="Source_20_Text">&lt;li&gt;</text:span> elements in one line). </text:p>
                  </text:list-item>
                  <text:list-item>
                    <text:p text:style-name="P15">[Optional] When quoting attribute values, code uses double quotation marks. </text:p>
                  </text:list-item>
                </text:list>
              </table:table-cell>
            </table:table-row>
            <table:table-row>
              <table:table-cell table:style-name="Table4.A1" office:value-type="string">
                <text:p text:style-name="P11"><text:span text:style-name="Strong_20_Emphasis">HTML Style Rules</text:span></text:p>
              </table:table-cell>
              <table:table-cell table:style-name="Table4.A1" office:value-type="string">
                <text:list xml:id="list167853061" text:style-name="L7">
                  <text:list-item>
                    <text:p text:style-name="P8"><text:span text:style-name="Source_20_Text">HTML</text:span> documents use <text:span text:style-name="Source_20_Text">HTML5</text:span> <text:span text:style-name="Source_20_Text">&lt;!doctype html&gt;</text:span>. </text:p>
                  </text:list-item>
                  <text:list-item>
                    <text:p text:style-name="P8">Code passes <text:a xlink:type="simple" xlink:href="https://validator.w3.org/#validate_by_input" office:target-frame-name="_blank" xlink:show="new" text:style-name="Internet_20_link" text:visited-style-name="Visited_20_Internet_20_Link"><text:span text:style-name="Source_20_Text">HTML</text:span></text:a> and <text:a xlink:type="simple" xlink:href="https://jigsaw.w3.org/css-validator/#validate_by_input" office:target-frame-name="_blank" xlink:show="new" text:style-name="Internet_20_link" text:visited-style-name="Visited_20_Internet_20_Link"><text:span text:style-name="Source_20_Text">CSS</text:span></text:a> validators.<text:line-break/>*[Optional] Code does not use entity references unless necessary e.g. characters with special meaning in <text:span text:style-name="Source_20_Text">HTML</text:span> (like &lt; and &amp;) as well as control or “invisible” characters (like no-break spaces). </text:p>
                  </text:list-item>
                  <text:list-item>
                    <text:p text:style-name="P16">[Optional] Code omits type attributes for style sheets and scripts. </text:p>
                  </text:list-item>
                </text:list>
              </table:table-cell>
            </table:table-row>
            <table:table-row>
              <table:table-cell table:style-name="Table4.A1" office:value-type="string">
                <text:p text:style-name="P11"><text:span text:style-name="Strong_20_Emphasis">CSS Formatting Rules</text:span></text:p>
              </table:table-cell>
              <table:table-cell table:style-name="Table4.A1" office:value-type="string">
                <text:list xml:id="list3272632258" text:style-name="L8">
                  <text:list-item>
                    <text:p text:style-name="P9">Code does not have trailing white spaces. </text:p>
                  </text:list-item>
                  <text:list-item>
                    <text:p text:style-name="P9">Indentation is consistent (either all tabs or all 2 spaces or all 4 spaces etc). </text:p>
                  </text:list-item>
                  <text:list-item>
                    <text:p text:style-name="P9">Code indents all block content, that is rules within rules as well as declarations to reflect hierarchy and improve understanding. </text:p>
                  </text:list-item>
                  <text:list-item>
                    <text:p text:style-name="P9">Code uses a semicolon after every declaration for consistency and extensibility reasons. </text:p>
                  </text:list-item>
                  <text:list-item>
                    <text:p text:style-name="P9">Code always uses a space after a property name's colon, but no space between property and colon, for consistency reasons. </text:p>
                  </text:list-item>
                  <text:list-item>
                    <text:p text:style-name="P9">Code always use a single space between the last selector and the opening brace that begins the declaration block. </text:p>
                  </text:list-item>
                  <text:list-item>
                    <text:p text:style-name="P9">Code always start a new line for each selector and declaration. </text:p>
                  </text:list-item>
                  <text:list-item>
                    <text:p text:style-name="P9">Code always put a blank line (two line breaks) between rules. </text:p>
                  </text:list-item>
                  <text:list-item>
                    <text:p text:style-name="P17">[Optional] Code uses double quotation marks for attribute selectors or property values. Do not use quotation marks in <text:span text:style-name="Source_20_Text">URI</text:span> values (<text:span text:style-name="Source_20_Text">url()</text:span>). </text:p>
                  </text:list-item>
                </text:list>
              </table:table-cell>
            </table:table-row>
            <table:table-row>
              <table:table-cell table:style-name="Table4.A1" office:value-type="string">
                <text:p text:style-name="P11"><text:span text:style-name="Strong_20_Emphasis">CSS Style Rules</text:span></text:p>
              </table:table-cell>
              <table:table-cell table:style-name="Table4.A1" office:value-type="string">
                <text:list xml:id="list2950918502" text:style-name="L9">
                  <text:list-item>
                    <text:p text:style-name="P10">Code uses meaningful or generic ID and class names that are as short as possible but as long as necessary. </text:p>
                  </text:list-item>
                  <text:list-item>
                    <text:p text:style-name="P10">Code does not use element names in conjunction with IDs or classes. </text:p>
                  </text:list-item>
                  <text:list-item>
                    <text:p text:style-name="P10">Code uses shorthand properties where possible. </text:p>
                  </text:list-item>
                  <text:list-item>
                    <text:p text:style-name="P10">[Optional] Code omits unit specification after 0 values. </text:p>
                  </text:list-item>
                  <text:list-item>
                    <text:p text:style-name="P10">[Optional] Code includes leading 0s in decimal values for readability. </text:p>
                  </text:list-item>
                  <text:list-item>
                    <text:p text:style-name="P10">[Optional] Code uses 3-character hexadecimal notation where possible. </text:p>
                  </text:list-item>
                  <text:list-item>
                    <text:p text:style-name="P10">[Optional] Code separate words in ID and class names by a hyphen. </text:p>
                  </text:list-item>
                  <text:list-item>
                    <text:p text:style-name="P18">[Optional] Code avoids user agent detection as well as <text:span text:style-name="Source_20_Text">CSS</text:span> "hacks"—try a different approach first. </text:p>
                  </text:list-item>
                </text:list>
              </table:table-cell>
            </table:table-row>
            <table:table-row>
              <table:table-cell table:style-name="Table4.A1" office:value-type="string">
                <text:p text:style-name="P11"><text:span text:style-name="Strong_20_Emphasis">General Meta Rules</text:span></text:p>
              </table:table-cell>
              <table:table-cell table:style-name="Table4.A1" office:value-type="string">
                <text:list xml:id="list3611846531" text:style-name="L10">
                  <text:list-item>
                    <text:p text:style-name="P19"><text:span text:style-name="Source_20_Text">HTML</text:span> templates and documents use <text:span text:style-name="Source_20_Text">UTF-8</text:span> encoding. (no <text:span text:style-name="Source_20_Text">BOM</text:span>) i.e. <text:span text:style-name="Source_20_Text">&lt;meta charset="utf-8"&gt;</text:span>.<text:line-break/>*[Optional] Mark todos and action items with <text:span text:style-name="Source_20_Text">TODO</text:span> </text:p>
                  </text:list-item>
                </text:list>
              </table:table-cell>
            </table:table-row>
          </table:table>
          <text:section text:style-name="Sect1" text:name="stand-out">
            <text:h text:style-name="Heading_20_3" text:outline-level="3"><text:bookmark text:name="stand-out-headline"/><text:soft-page-break/>Suggestions to Make Your Project Stand Out!</text:h>
            <text:section text:style-name="Sect1" text:name="stand-out-text">
              <text:p text:style-name="Text_20_body">Use srcset in the img elements to provide optimized images to users on all device sizes.</text:p>
              <text:p text:style-name="Text_20_body">Include additional JavaScript functionality, while maintaining required components. For example: Bootstrap Navbar, Polymer Components.</text:p>
            </text:section>
          </text:section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0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0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family-generic="swiss" fo:font-size="10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0:29:30.742878865</meta:creation-date>
    <dc:date>2018-11-06T10:30:49.687053370</dc:date>
    <meta:editing-duration>PT1M22S</meta:editing-duration>
    <meta:editing-cycles>2</meta:editing-cycles>
    <meta:generator>LibreOffice/6.0.6.2$Linux_X86_64 LibreOffice_project/00m0$Build-2</meta:generator>
    <meta:document-statistic meta:table-count="4" meta:image-count="1" meta:object-count="0" meta:page-count="4" meta:paragraph-count="86" meta:word-count="855" meta:character-count="5295" meta:non-whitespace-character-count="4516"/>
  </office:meta>
</office:document-meta>
</file>